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df715" officeooo:paragraph-rsid="001df715"/>
    </style:style>
    <style:style style:name="P2" style:family="paragraph" style:parent-style-name="Standard">
      <style:text-properties officeooo:rsid="00273385" officeooo:paragraph-rsid="00273385"/>
    </style:style>
    <style:style style:name="P3" style:family="paragraph" style:parent-style-name="Standard">
      <style:text-properties officeooo:rsid="0021f276" officeooo:paragraph-rsid="001df715"/>
    </style:style>
    <style:style style:name="P4" style:family="paragraph" style:parent-style-name="Standard">
      <style:text-properties officeooo:rsid="0028152d" officeooo:paragraph-rsid="0028152d"/>
    </style:style>
    <style:style style:name="P5" style:family="paragraph" style:parent-style-name="Standard" style:list-style-name="L1">
      <style:text-properties officeooo:rsid="0028152d" officeooo:paragraph-rsid="0028152d"/>
    </style:style>
    <style:style style:name="P6" style:family="paragraph" style:parent-style-name="Standard">
      <style:text-properties officeooo:rsid="0028c260" officeooo:paragraph-rsid="0028c260"/>
    </style:style>
    <style:style style:name="P7" style:family="paragraph" style:parent-style-name="Standard" style:list-style-name="L2">
      <style:text-properties officeooo:rsid="0028c260" officeooo:paragraph-rsid="0028c260"/>
    </style:style>
    <style:style style:name="P8" style:family="paragraph" style:parent-style-name="Standard" style:list-style-name="L2">
      <style:text-properties officeooo:rsid="00293347" officeooo:paragraph-rsid="00293347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1/1/2026</text:h>
      <text:p text:style-name="P1"/>
      <text:p text:style-name="P2">Most of the day was spent trying to get a working version of a raspberry pi sysroot for cross compilation. This went into the next day.</text:p>
      <text:p text:style-name="P3"/>
      <text:p text:style-name="P4">Some interesting parts I learned:</text:p>
      <text:p text:style-name="P4"/>
      <text:list text:style-name="L1">
        <text:list-item>
          <text:p text:style-name="P5">Learned how to use loop devices to mount image file partitions.</text:p>
        </text:list-item>
        <text:list-item>
          <text:p text:style-name="P5">Learned about using chroot to install packages targetting the OS version of the mounted image.</text:p>
        </text:list-item>
        <text:list-item>
          <text:p text:style-name="P5">Learned how to resize the image file and partitions. (Although I don’t think I actually needed this.)</text:p>
        </text:list-item>
      </text:list>
      <text:p text:style-name="P4"/>
      <text:p text:style-name="P6">Other thoughts I had on the work for next stages:</text:p>
      <text:list text:style-name="L2">
        <text:list-item>
          <text:p text:style-name="P7">I went through how FFI from libcamera in C++ to rust would be. I think it might be too cumbersome, and I am still debating if I should go all C++ or not.</text:p>
        </text:list-item>
        <text:list-item>
          <text:p text:style-name="P8">I realized that the motion sensor I would use would only detect motion around 7 meters. I want to capture motion further out.</text:p>
        </text:list-item>
        <text:list-item>
          <text:p text:style-name="P8">So I think I may want to use software based image diffing instead.</text:p>
        </text:list-item>
      </text:list>
      <text:p text:style-name="P6"/>
      <text:p text:style-name="P6"/>
      <text:p text:style-name="P3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01T18:43:10.408625272</meta:creation-date>
    <meta:generator>LibreOffice/25.2.3.2$Linux_X86_64 LibreOffice_project/520$Build-2</meta:generator>
    <dc:date>2026-01-02T10:09:41.356481729</dc:date>
    <meta:editing-duration>PT15H16M2S</meta:editing-duration>
    <meta:editing-cycles>9</meta:editing-cycles>
    <meta:document-statistic meta:table-count="0" meta:image-count="0" meta:object-count="0" meta:page-count="1" meta:paragraph-count="10" meta:word-count="160" meta:character-count="836" meta:non-whitespace-character-count="692"/>
  </office:meta>
</office:document-meta>
</file>